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6.992cm"/>
    </style:style>
    <style:style style:name="Tableau1.B" style:family="table-column">
      <style:table-column-properties style:column-width="2.073cm"/>
    </style:style>
    <style:style style:name="Tableau1.C" style:family="table-column">
      <style:table-column-properties style:column-width="3.441cm"/>
    </style:style>
    <style:style style:name="Tableau1.D" style:family="table-column">
      <style:table-column-properties style:column-width="3.898cm"/>
    </style:style>
    <style:style style:name="Tableau1.E" style:family="table-column">
      <style:table-column-properties style:column-width="0.157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style:vertical-align="middle"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7" style:family="table-row">
      <style:table-row-properties style:min-row-height="0.127cm" fo:keep-together="auto"/>
    </style:style>
    <style:style style:name="Tableau1.A7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276f1a" officeooo:paragraph-rsid="00276f1a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34df90" officeooo:paragraph-rsid="0034df90" style:font-size-asian="12pt" style:font-name-complex="Arial" style:font-size-complex="12pt"/>
    </style:style>
    <style:style style:name="P4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Liberation Serif" fo:font-size="12pt" officeooo:rsid="0034df90" officeooo:paragraph-rsid="0034df90" style:font-size-asian="12pt" style:font-name-complex="Arial" style:font-size-complex="12pt"/>
    </style:style>
    <style:style style:name="P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2a6099" loext:opacity="100%" style:font-name="Liberation Serif" fo:font-size="12pt" fo:font-weight="bold" officeooo:rsid="0069fa83" officeooo:paragraph-rsid="0069fa83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officeooo:paragraph-rsid="0026717b" style:font-size-asian="12pt" style:font-name-complex="Arial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6ecf46" officeooo:paragraph-rsid="006ecf46" style:font-size-asian="12pt" style:font-name-complex="Arial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026717b" style:font-size-asian="12pt" style:font-name-complex="Arial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6ff51b" officeooo:paragraph-rsid="006ff51b" style:font-size-asian="12pt" style:font-name-complex="Arial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861faf" officeooo:paragraph-rsid="00861faf" style:font-size-asian="12pt" style:font-name-complex="Arial" style:font-size-complex="12pt"/>
    </style:style>
    <style:style style:name="P13" style:family="paragraph" style:parent-style-name="Standard">
      <style:text-properties style:font-name="Liberation Serif" fo:font-size="12pt" fo:font-style="normal" officeooo:rsid="0032f1ff" officeooo:paragraph-rsid="0026717b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paragraph-rsid="0034df90" style:font-size-asian="12pt" style:font-size-complex="12pt"/>
    </style:style>
    <style:style style:name="P15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rsid="006ecf46" officeooo:paragraph-rsid="006ecf46" style:font-size-asian="12pt" style:font-name-complex="Arial" style:font-size-complex="12pt"/>
    </style:style>
    <style:style style:name="P16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fo:font-weight="normal" officeooo:rsid="00847094" officeooo:paragraph-rsid="0084709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fo:font-weight="bold" officeooo:rsid="0083b714" officeooo:paragraph-rsid="0083b71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officeooo:paragraph-rsid="005444c8"/>
    </style:style>
    <style:style style:name="P20" style:family="paragraph" style:parent-style-name="Standard">
      <style:paragraph-properties fo:margin-left="0cm" fo:margin-right="-0.81cm" fo:margin-top="0cm" fo:margin-bottom="0cm" style:contextual-spacing="false" fo:text-align="center" style:justify-single-word="false" fo:text-indent="0cm" style:auto-text-indent="false"/>
      <style:text-properties officeooo:paragraph-rsid="0026717b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8ab9c5" officeooo:paragraph-rsid="008ab9c5" style:font-size-asian="12pt" style:font-name-complex="Arial" style:font-size-complex="12pt"/>
    </style:style>
    <style:style style:name="P22" style:family="paragraph" style:parent-style-name="Text_20_body" style:master-page-name="Standard">
      <style:paragraph-properties fo:margin-top="0cm" fo:margin-bottom="0cm" style:contextual-spacing="false" style:page-number="auto"/>
      <style:text-properties officeooo:paragraph-rsid="006e25c1"/>
    </style:style>
    <style:style style:name="T1" style:family="text">
      <style:text-properties fo:color="#ffffff" loext:opacity="100%" style:font-name="Liberation Serif" fo:font-size="12pt" fo:font-weight="bold" style:font-size-asian="12pt" style:font-weight-asian="bold" style:font-name-complex="Arial" style:font-size-complex="12pt"/>
    </style:style>
    <style:style style:name="T2" style:family="text">
      <style:text-properties fo:color="#ffffff" loext:opacity="100%" style:font-name="Liberation Serif" fo:font-size="12pt" fo:font-weight="bold" officeooo:rsid="007e95f5" style:font-size-asian="12pt" style:font-weight-asian="bold" style:font-name-complex="Arial" style:font-size-complex="12pt"/>
    </style:style>
    <style:style style:name="T3" style:family="text">
      <style:text-properties fo:color="#ffffff" loext:opacity="100%" style:font-name="Liberation Serif" fo:font-size="12pt" fo:font-weight="bold" officeooo:rsid="005441ab" style:font-size-asian="12pt" style:font-weight-asian="bold" style:font-name-complex="Arial" style:font-size-complex="12pt"/>
    </style:style>
    <style:style style:name="T4" style:family="text">
      <style:text-properties fo:color="#ffffff" loext:opacity="100%" style:font-name="Liberation Serif" fo:font-size="12pt" fo:font-weight="bold" officeooo:rsid="005fd863" style:font-size-asian="12pt" style:font-weight-asian="bold" style:font-name-complex="Arial" style:font-size-complex="12pt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weight="bold" officeooo:rsid="00681d7e" style:font-weight-asian="bold" style:font-name-complex="Arial" style:font-weight-complex="bold"/>
    </style:style>
    <style:style style:name="T7" style:family="text">
      <style:text-properties fo:font-weight="bold" officeooo:rsid="0034df90" style:font-weight-asian="bold" style:font-name-complex="Arial" style:font-weight-complex="bold"/>
    </style:style>
    <style:style style:name="T8" style:family="text">
      <style:text-properties style:font-name="Liberation Serif" fo:font-size="12pt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Liberation Serif" fo:font-size="12pt" fo:font-weight="bold" officeooo:rsid="006e40cf" style:font-size-asian="12pt" style:font-weight-asian="bold" style:font-name-complex="Arial" style:font-size-complex="12pt" style:font-weight-complex="bold"/>
    </style:style>
    <style:style style:name="T10" style:family="text">
      <style:text-properties style:font-name="Liberation Serif" fo:font-size="12pt" fo:font-weight="bold" officeooo:rsid="005444c8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Liberation Serif" fo:font-size="12pt" fo:font-weight="bold" officeooo:rsid="004edd93" style:font-size-asian="12pt" style:font-weight-asian="bold" style:font-name-complex="Arial" style:font-size-complex="12pt" style:font-weight-complex="bold"/>
    </style:style>
    <style:style style:name="T12" style:family="text">
      <style:text-properties style:font-name="Liberation Serif" fo:font-size="12pt" officeooo:rsid="002fecf8" style:font-size-asian="12pt" style:font-size-complex="12pt"/>
    </style:style>
    <style:style style:name="T13" style:family="text">
      <style:text-properties style:font-name="Liberation Serif" fo:font-size="12pt" fo:font-style="italic" officeooo:rsid="002fecf8" style:font-size-asian="12pt" style:font-style-asian="italic" style:font-size-complex="12pt" style:font-style-complex="italic"/>
    </style:style>
    <style:style style:name="T14" style:family="text">
      <style:text-properties officeooo:rsid="007cd4b9"/>
    </style:style>
    <style:style style:name="T15" style:family="text">
      <style:text-properties officeooo:rsid="0087a0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2">La dernière fois :</text:span><text:span text:style-name="T13">’</text:span><text:span text:style-name="T5">-fait l'évaluation n°2<text:line-break/>-continué l'activité1 : L'air que l'on respire’</text:span></text:p>
      <text:p text:style-name="P19"><text:span text:style-name="T9">Vendredi 13 </text:span><text:span text:style-name="T10">novembr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0"><text:span text:style-name="T1">Séance </text:span><text:span text:style-name="T2">9</text:span><text:span text:style-name="T3"> </text:span><text:span text:style-name="T4">4ème</text:span><text:span text:style-name="T1">: </text:span><text:span text:style-name="T8">Fiche de préparation</text:span><text:span text:style-name="T11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8">Déroulement</text:p>
          </table:table-cell>
          <table:table-cell table:style-name="Tableau1.C1" table:number-columns-spanned="2" office:value-type="string">
            <text:p text:style-name="P5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7"/>
          </table:table-cell>
        </table:table-row>
        <table:table-row table:style-name="Tableau1.3">
          <table:table-cell table:style-name="Tableau1.C1" office:value-type="string">
            <text:p text:style-name="P14"><text:span text:style-name="T6">A</text:span><text:span text:style-name="T7">ppel</text:span></text:p>
          </table:table-cell>
          <table:table-cell table:style-name="Tableau1.C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4">5min</text:p>
          </table:table-cell>
          <table:table-cell table:style-name="Tableau1.C1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17">Rendre porte-vues</text:p>
          </table:table-cell>
          <table:table-cell table:style-name="Tableau1.A4" table:number-columns-spanned="2" office:value-type="string">
            <text:p text:style-name="P12">porte-vues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16">Rendre et corriger évaluation</text:p>
          </table:table-cell>
          <table:table-cell table:style-name="Tableau1.A4" table:number-columns-spanned="2" office:value-type="string">
            <text:p text:style-name="P21">correction/élèves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16">agenda+distrib DM</text:p>
          </table:table-cell>
          <table:table-cell table:style-name="Tableau1.A4" table:number-columns-spanned="2" office:value-type="string">
            <text:p text:style-name="P21">dm/élèves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8"/>
          </table:table-cell>
        </table:table-row>
        <table:table-row table:style-name="Tableau1.7">
          <table:table-cell table:style-name="Tableau1.A7" office:value-type="string">
            <text:p text:style-name="P15">Continuer <text:span text:style-name="T14">et </text:span>finir act1</text:p>
          </table:table-cell>
          <table:table-cell table:style-name="Tableau1.A4" table:number-columns-spanned="2" office:value-type="string">
            <text:p text:style-name="P9">Act1<text:span text:style-name="T15">ok</text:span></text:p>
            <text:p text:style-name="P9">act1 annoté</text:p>
            <text:p text:style-name="P11">trace de cours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fo:font-family="Wingdings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1-24T00:57:55.055366740</dc:date>
    <meta:editing-duration>PT3H55M15S</meta:editing-duration>
    <meta:editing-cycles>102</meta:editing-cycles>
    <dc:creator>J Cercy</dc:creator>
    <meta:document-statistic meta:table-count="1" meta:image-count="0" meta:object-count="0" meta:page-count="1" meta:paragraph-count="20" meta:word-count="51" meta:character-count="343" meta:non-whitespace-character-count="310"/>
  </office:meta>
</office:document-meta>
</file>